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dd6c" officeooo:paragraph-rsid="0015dd6c"/>
    </style:style>
    <style:style style:name="P2" style:family="paragraph" style:parent-style-name="Standard">
      <style:text-properties fo:font-weight="bold" officeooo:rsid="00162123" officeooo:paragraph-rsid="0016212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49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3L2 German</text:p>
      <text:p text:style-name="P1"/>
      <text:p text:style-name="P2">Weather Phrases</text:p>
      <text:p text:style-name="P1"/>
      <text:p text:style-name="P2"><text:tab/>It's nice (weather) : <text:span text:style-name="T1">Est ist sch</text:span><text:span text:style-name="T2">[</text:span><text:span text:style-name="T1">o</text:span><text:span text:style-name="T2">]</text:span><text:span text:style-name="T1">n.</text:span></text:p>
      <text:p text:style-name="P2"><text:tab/>It's cold : <text:span text:style-name="T1">Es ist kalt.</text:span></text:p>
      <text:p text:style-name="P2"><text:tab/>It's cool : <text:span text:style-name="T1">Es ist k[u]hl.</text:span></text:p>
      <text:p text:style-name="P2"><text:tab/>It's windy : <text:span text:style-name="T1"><text:s/>Es ist windig.</text:span></text:p>
      <text:p text:style-name="P2"><text:tab/>It's hot : <text:span text:style-name="T1">Es ist hei[ss].</text:span></text:p>
      <text:p text:style-name="P2"><text:tab/>It's raining : <text:span text:style-name="T1">Es regnet.</text:span></text:p>
      <text:p text:style-name="P2"><text:tab/>There is rain : <text:span text:style-name="T1">Es gibt Regen.</text:span></text:p>
      <text:p text:style-name="P2"><text:tab/>There is sun : <text:span text:style-name="T1">Es gibt Sonne.</text:span></text:p>
      <text:p text:style-name="P2"><text:tab/>It's cloudy : <text:span text:style-name="T1">Es ist wolkig.</text:span></text:p>
      <text:p text:style-name="P2"><text:tab/>It's overcast : <text:span text:style-name="T1">Es ist bedeckt.</text:span></text:p>
      <text:p text:style-name="P2"><text:span text:style-name="T1"/></text:p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4:25:55.203980660</meta:creation-date>
    <dc:date>2015-12-30T14:37:17.872089109</dc:date>
    <meta:editing-duration>PT11M21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1" meta:paragraph-count="13" meta:word-count="67" meta:character-count="323" meta:non-whitespace-character-count="258"/>
  </office:meta>
</office:document-meta>
</file>